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7cm" table:align="left"/>
    </style:style>
    <style:style style:name="Tabella1.A" style:family="table-column">
      <style:table-column-properties style:column-width="5.593cm"/>
    </style:style>
    <style:style style:name="Tabella1.B" style:family="table-column">
      <style:table-column-properties style:column-width="11.377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2" style:family="table-row">
      <style:table-row-properties style:min-row-height="1.739cm"/>
    </style:style>
    <style:style style:name="Tabel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1c1c1c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text-properties fo:color="#1c1c1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Tahoma" fo:font-size="11.5pt" style:font-name-asian="Tahoma" style:font-size-asian="11.5pt" style:font-name-complex="Tahoma" style:font-size-complex="11.5pt"/>
    </style:style>
    <style:style style:name="P6" style:family="paragraph" style:parent-style-name="Default">
      <style:paragraph-properties fo:text-align="center" style:justify-single-word="false"/>
      <style:text-properties style:font-name="Tahoma" fo:font-size="11pt" style:font-size-asian="11pt" style:font-size-complex="11pt"/>
    </style:style>
    <style:style style:name="T1" style:family="text">
      <style:text-properties fo:color="#000000" style:font-name="Arial" fo:font-size="10pt" style:font-name-asian="Tahoma" style:font-size-asian="10pt" style:font-name-complex="Tahoma" style:font-size-complex="10pt"/>
    </style:style>
    <style:style style:name="T2" style:family="text">
      <style:text-properties fo:color="#000000" style:font-name-asian="Tahoma" style:font-name-complex="Tahoma"/>
    </style:style>
    <style:style style:name="T3" style:family="text">
      <style:text-properties style:text-line-through-style="none"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<text:text-input text:description="jooscript">${titoloTabella}</text:text-input></text:span><text:span text:style-name="T4"> </text:span>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<text:span text:style-name="T1">STRUTTURE ORGANIZZATIVE</text:span><text:span text:style-name="T2"> </text:span></text:p>
          </table:table-cell>
          <table:table-cell table:style-name="Tabella1.B1" office:value-type="string">
            <text:p text:style-name="P6"><text:span text:style-name="T1">COMPETENZE</text:span><text:span text:style-name="T2"> </text:span></text:p>
          </table:table-cell>
        </table:table-row>
        <table:table-row table:style-name="Tabella1.2">
          <table:table-cell table:style-name="Tabella1.A2" office:value-type="string">
            <text:p text:style-name="P3"><text:s text:c="3"/><text:script script:language="JOOScript">@table:table-row
[#list nodes as node]

@/table:table-row
[/#list]</text:script><text:text-input text:description="jooscript">${node.struttura}</text:text-input></text:p>
          </table:table-cell>
          <table:table-cell table:style-name="Tabella1.B2" office:value-type="string">
            <text:p text:style-name="P4"><text:text-input text:description="jooscript">${node.competenza}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Peluso</meta:initial-creator>
    <meta:creation-date>2019-06-07T19:03:04.23</meta:creation-date>
    <dc:date>2019-07-05T19:01:56.05</dc:date>
    <meta:editing-duration>PT5H35M47S</meta:editing-duration>
    <meta:editing-cycles>27</meta:editing-cycles>
    <meta:generator>OpenOffice/4.1.5$Win32 OpenOffice.org_project/415m1$Build-9789</meta:generator>
    <dc:creator>Federica Buono</dc:creator>
    <meta:document-statistic meta:table-count="1" meta:image-count="0" meta:object-count="0" meta:page-count="1" meta:paragraph-count="5" meta:word-count="12" meta:character-count="97"/>
  </office:meta>
</office:document-meta>
</file>